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8.34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78926752" calcext:value-type="float">
            <text:p>78926752</text:p>
          </table:table-cell>
          <table:table-cell office:value-type="float" office:value="10000055845" calcext:value-type="float">
            <text:p>10000055845</text:p>
          </table:table-cell>
          <table:table-cell office:value-type="string" calcext:value-type="string">
            <text:p>CIGARRO SILVER ROTHMANS C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8909670" calcext:value-type="float">
            <text:p>78909670</text:p>
          </table:table-cell>
          <table:table-cell office:value-type="float" office:value="10000055861" calcext:value-type="float">
            <text:p>10000055861</text:p>
          </table:table-cell>
          <table:table-cell office:value-type="string" calcext:value-type="string">
            <text:p>CIGARRO RED OF LONDON ROTHMANS C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8942929" calcext:value-type="float">
            <text:p>78942929</text:p>
          </table:table-cell>
          <table:table-cell office:value-type="float" office:value="10000055888" calcext:value-type="float">
            <text:p>10000055888</text:p>
          </table:table-cell>
          <table:table-cell office:value-type="string" calcext:value-type="string">
            <text:p>CIGARRO ON BLUE DUNHILL BOX C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8942844" calcext:value-type="float">
            <text:p>78942844</text:p>
          </table:table-cell>
          <table:table-cell office:value-type="float" office:value="10000052896" calcext:value-type="float">
            <text:p>10000052896</text:p>
          </table:table-cell>
          <table:table-cell office:value-type="string" calcext:value-type="string">
            <text:p>CIG CITRIC BLAST LUCKY STRIK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943131" calcext:value-type="float">
            <text:p>78943131</text:p>
          </table:table-cell>
          <table:table-cell office:value-type="float" office:value="10000055886" calcext:value-type="float">
            <text:p>10000055886</text:p>
          </table:table-cell>
          <table:table-cell office:value-type="string" calcext:value-type="string">
            <text:p>CIGARRO ON RED DUNHILL BOX C1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8942912" calcext:value-type="float">
            <text:p>78942912</text:p>
          </table:table-cell>
          <table:table-cell office:value-type="float" office:value="10000055883" calcext:value-type="float">
            <text:p>10000055883</text:p>
          </table:table-cell>
          <table:table-cell office:value-type="string" calcext:value-type="string">
            <text:p>CIGARRO ON BOOST DUNHILL BOX C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8919464" calcext:value-type="float">
            <text:p>78919464</text:p>
          </table:table-cell>
          <table:table-cell office:value-type="float" office:value="10000055887" calcext:value-type="float">
            <text:p>10000055887</text:p>
          </table:table-cell>
          <table:table-cell office:value-type="string" calcext:value-type="string">
            <text:p>CIGARRO RED GLOBAL BOX ROTHMANS C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8919501" calcext:value-type="float">
            <text:p>78919501</text:p>
          </table:table-cell>
          <table:table-cell office:value-type="float" office:value="10000055851" calcext:value-type="float">
            <text:p>10000055851</text:p>
          </table:table-cell>
          <table:table-cell office:value-type="string" calcext:value-type="string">
            <text:p>CIGARRO BLUE ROTHMANS BOX C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8900394" calcext:value-type="float">
            <text:p>78900394</text:p>
          </table:table-cell>
          <table:table-cell office:value-type="float" office:value="10000055885" calcext:value-type="float">
            <text:p>10000055885</text:p>
          </table:table-cell>
          <table:table-cell office:value-type="string" calcext:value-type="string">
            <text:p>CIGARRO RED ROTHMANS SERIES BOX C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02596" calcext:value-type="float">
            <text:p>78902596</text:p>
          </table:table-cell>
          <table:table-cell office:value-type="float" office:value="10000055843" calcext:value-type="float">
            <text:p>10000055843</text:p>
          </table:table-cell>
          <table:table-cell office:value-type="string" calcext:value-type="string">
            <text:p>CIGARRO SILVER OF LONDON ROTHMANS C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942059" calcext:value-type="float">
            <text:p>78942059</text:p>
          </table:table-cell>
          <table:table-cell office:value-type="float" office:value="10000026641" calcext:value-type="float">
            <text:p>10000026641</text:p>
          </table:table-cell>
          <table:table-cell office:value-type="string" calcext:value-type="string">
            <text:p>CIGARRO LUCKY STRIKE CHARGED BOX C2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10:17:55.270000000</meta:creation-date>
    <meta:print-date>2022-11-19T10:21:32.196000000</meta:print-date>
    <dc:date>2022-11-19T10:25:12.475000000</dc:date>
    <meta:editing-duration>PT7M17S</meta:editing-duration>
    <meta:editing-cycles>1</meta:editing-cycles>
    <meta:document-statistic meta:table-count="1" meta:cell-count="44" meta:object-count="0"/>
    <meta:generator>LibreOffice/7.4.0.3$Windows_X86_64 LibreOffice_project/f85e47c08ddd19c015c0114a68350214f7066f5a</meta:generator>
  </office:meta>
</office:document-meta>
</file>